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Useful links</text:p>
          </table:table-cell>
        </table:table-row>
        <table:table-row table:style-name="ro1">
          <table:table-cell office:value-type="string" calcext:value-type="string">
            <text:p>Как очистить файл от HTML-тегов</text:p>
          </table:table-cell>
          <table:table-cell office:value-type="string" calcext:value-type="string">
            <text:p><text:a xlink:href="https://ru.stackoverflow.com/questions/1212364/Как-очистить-файл-от-html-тегов-и-вывести-только-текст" xlink:type="simple">https://ru.stackoverflow.com/questions/1212364/%D0%9A%D0%B0%D0%BA-%D0%BE%D1%87%D0%B8%D1%81%D1%82%D0%B8%D1%82%D1%8C-%D1%84%D0%B0%D0%B9%D0%BB-%D0%BE%D1%82-html-%D1%82%D0%B5%D0%B3%D0%BE%D0%B2-%D0%B8-%D0%B2%D1%8B%D0%B2%D0%B5%D1%81%D1%82%D0%B8-%D1%82%D0%BE%D0%BB%D1%8C%D0%BA%D0%BE-%D1%82%D0%B5%D0%BA%D1%81%D1%82</text:a></text:p>
          </table:table-cell>
        </table:table-row>
        <table:table-row table:style-name="ro1">
          <table:table-cell office:value-type="string" calcext:value-type="string">
            <text:p>Пример использования TF-IDF с Python и sklearn</text:p>
          </table:table-cell>
          <table:table-cell office:value-type="string" calcext:value-type="string">
            <text:p><text:a xlink:href="https://sky.pro/wiki/python/primer-ispolzovaniya-tf-idf-s-python-i-sklearn/" xlink:type="simple">https://sky.pro/wiki/python/primer-ispolzovaniya-tf-idf-s-python-i-sklearn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6:38:07.975000000</meta:creation-date>
    <dc:date>2024-10-16T16:43:22.121000000</dc:date>
    <meta:editing-duration>PT5M14S</meta:editing-duration>
    <meta:editing-cycles>3</meta:editing-cycles>
    <meta:generator>LibreOffice/24.2.5.2$Windows_X86_64 LibreOffice_project/bffef4ea93e59bebbeaf7f431bb02b1a39ee8a59</meta:generator>
    <meta:document-statistic meta:table-count="1" meta:cell-count="5" meta:object-count="0"/>
  </office:meta>
</office:document-meta>
</file>